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84c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1f84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s:</text:p>
      <text:p text:style-name="Standard">Shrinidhi Bhagavath : <text:span text:style-name="T1">PES1201701525</text:span></text:p>
      <text:p text:style-name="Standard">Shreyas Sreenath Mavanoor : PES1201700837</text:p>
      <text:p text:style-name="Standard">Kaustub Raghavan : <text:span text:style-name="T1">PES1201700916<text:tab/></text:span></text:p>
      <text:p text:style-name="Standard"/>
      <text:p text:style-name="Standard">Problem Statement:</text:p>
      <text:p text:style-name="P1"><text:span text:style-name="T1">Analyze General Indian Election of 2019 </text:span></text:p>
      <text:p text:style-name="Standard"/>
      <text:p text:style-name="Standard">Screenshots of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yas Mavanoor</meta:initial-creator>
    <meta:editing-cycles>2</meta:editing-cycles>
    <meta:creation-date>2019-11-18T05:13:00</meta:creation-date>
    <dc:date>2019-11-19T13:28:03.563828695</dc:date>
    <meta:editing-duration>PT4M26S</meta:editing-duration>
    <meta:generator>LibreOffice/5.1.6.2$Linux_X86_64 LibreOffice_project/10m0$Build-2</meta:generator>
    <meta:document-statistic meta:table-count="0" meta:image-count="0" meta:object-count="0" meta:page-count="1" meta:paragraph-count="7" meta:word-count="25" meta:character-count="195" meta:non-whitespace-character-count="1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